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989a" officeooo:paragraph-rsid="0010989a"/>
    </style:style>
    <style:style style:name="P2" style:family="paragraph" style:parent-style-name="Standard">
      <style:text-properties fo:font-weight="bold" officeooo:rsid="0010989a" officeooo:paragraph-rsid="0010989a" style:font-weight-asian="bold" style:font-weight-complex="bold"/>
    </style:style>
    <style:style style:name="P3" style:family="paragraph" style:parent-style-name="Standard">
      <style:text-properties fo:font-size="15pt" fo:font-weight="normal" officeooo:rsid="0016076a" officeooo:paragraph-rsid="0016076a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font-weight="normal" officeooo:rsid="0016076a" officeooo:paragraph-rsid="0016076a" style:font-size-asian="13.1000003814697pt" style:font-weight-asian="normal" style:font-size-complex="15pt" style:font-weight-complex="normal"/>
    </style:style>
    <style:style style:name="P5" style:family="paragraph" style:parent-style-name="Standard">
      <style:text-properties fo:font-size="15pt" fo:font-weight="normal" officeooo:rsid="0024f61f" officeooo:paragraph-rsid="0024f61f" style:font-size-asian="13.1000003814697pt" style:font-weight-asian="normal" style:font-size-complex="15pt" style:font-weight-complex="normal"/>
    </style:style>
    <style:style style:name="P6" style:family="paragraph" style:parent-style-name="Standard">
      <style:text-properties fo:font-size="15pt" fo:font-weight="normal" officeooo:rsid="0025f0aa" officeooo:paragraph-rsid="0025f0aa" style:font-size-asian="13.1000003814697pt" style:font-weight-asian="normal" style:font-size-complex="15pt" style:font-weight-complex="normal"/>
    </style:style>
    <style:style style:name="P7" style:family="paragraph" style:parent-style-name="Standard" style:list-style-name="L2">
      <style:text-properties officeooo:paragraph-rsid="0027e89e"/>
    </style:style>
    <style:style style:name="P8" style:family="paragraph" style:parent-style-name="Standard" style:list-style-name="L2">
      <style:text-properties officeooo:rsid="0027e89e" officeooo:paragraph-rsid="0027e89e"/>
    </style:style>
    <style:style style:name="T1" style:family="text">
      <style:text-properties officeooo:rsid="0011b500"/>
    </style:style>
    <style:style style:name="T2" style:family="text">
      <style:text-properties fo:font-size="15pt" fo:font-weight="normal" style:font-size-asian="13.1000003814697pt" style:font-weight-asian="normal" style:font-size-complex="15pt" style:font-weight-complex="normal"/>
    </style:style>
    <style:style style:name="T3" style:family="text">
      <style:text-properties fo:font-size="15pt" fo:font-weight="normal" officeooo:rsid="0027e89e" style:font-size-asian="13.1000003814697pt" style:font-weight-asian="normal" style:font-size-complex="15pt" style:font-weight-complex="normal"/>
    </style:style>
    <style:style style:name="T4" style:family="text">
      <style:text-properties fo:font-size="15pt" fo:font-weight="normal" officeooo:rsid="002920bb" style:font-size-asian="13.1000003814697pt" style:font-weight-asian="normal" style:font-size-complex="15pt" style:font-weight-complex="normal"/>
    </style:style>
    <style:style style:name="T5" style:family="text">
      <style:text-properties fo:font-size="15pt" fo:font-weight="normal" officeooo:rsid="002973d4" style:font-size-asian="13.1000003814697pt" style:font-weight-asian="normal" style:font-size-complex="15pt" style:font-weight-complex="normal"/>
    </style:style>
    <style:style style:name="T6" style:family="text">
      <style:text-properties fo:font-size="15pt" fo:font-weight="normal" officeooo:rsid="002a7521" style:font-size-asian="13.1000003814697pt" style:font-weight-asian="normal" style:font-size-complex="15pt" style:font-weight-complex="normal"/>
    </style:style>
    <style:style style:name="T7" style:family="text">
      <style:text-properties fo:font-size="15pt" fo:font-weight="normal" officeooo:rsid="002b2887" style:font-size-asian="13.1000003814697pt" style:font-weight-asian="normal" style:font-size-complex="15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docker –name jenkins-server1 -d -p 8007:8080 -p 8004:8080 –privileged=true -v /home/jenkins_home:/var/jenkins_home -v /var/run/docker.sock:/var/run/docker.sock jenkins/jenkins</text:p>
      <text:p text:style-name="P1"/>
      <text:p text:style-name="P1"/>
      <text:p text:style-name="P1"/>
      <text:p text:style-name="P1"><text:s/><text:span text:style-name="T1">pattern to assign a perticular folder within a folder</text:span></text:p>
      <text:p text:style-name="P1"/>
      <text:p text:style-name="P2">(?i)focalworks($|/focalworks_job1)</text:p>
      <text:p text:style-name="P2"/>
      <text:p text:style-name="P2"/>
      <text:p text:style-name="P2">(?i)focalworks($|/focalworks_job2$|/folderA)</text:p>
      <text:p text:style-name="P2">-------------------------------------------------------------------------------</text:p>
      <text:p text:style-name="P2"/>
      <text:p text:style-name="P2">(?i)focalworks($|/staging$|.job1)</text:p>
      <text:p text:style-name="P2"/>
      <text:p text:style-name="P2">----------------------------------------------------------------------------------------------------</text:p>
      <text:p text:style-name="P3">In folder we have multiple jobs so to give access to a perticular job and to excluse other jobs we use</text:p>
      <text:p text:style-name="P3"/>
      <text:p text:style-name="P3">(?i)focalworks($|/staging(?:$|/job1(?:/|$)))(?!.*\.job2)</text:p>
      <text:p text:style-name="P3"/>
      <text:p text:style-name="P3"/>
      <text:p text:style-name="P3">-----------------------------------------------------------------------------------</text:p>
      <text:p text:style-name="P3"/>
      <text:p text:style-name="P3">(?i)focalworks($|/staging(?:$|/job2(?:/|$)))(?!.*(?:/|\.)job[1-5](?:/|$))</text:p>
      <text:p text:style-name="P3"/>
      <text:p text:style-name="P3">--------------------------------------------------------------------------------------</text:p>
      <text:p text:style-name="P3"/>
      <text:p text:style-name="P3">(?i)focalworks($|/staging(?:$|/job[23](?:/|$)))(?!.*(?:/|\.)job[145](?:/|$))</text:p>
      <text:p text:style-name="P3"/>
      <text:p text:style-name="P3">-----------------------------------------------------------------------------------------</text:p>
      <text:p text:style-name="P3">(?i)focalworks($|/staging(?:$|/job[3-4](?:/|$)))</text:p>
      <text:p text:style-name="P3">------------------------------------------------------------------------------------------</text:p>
      <text:p text:style-name="P5">this will give access to job 12 , 2 , 13 which is inside of focalworks &gt; production &gt; and for staging which is inside focalworks it will have all access.</text:p>
      <text:p text:style-name="P6">And full access on trualta folder </text:p>
      <text:p text:style-name="P3"/>
      <text:p text:style-name="P3"/>
      <text:p text:style-name="P3">(?i)focalworks($|/production(?:$|/job(?:12|2|13)|$|/pipeline(?:/|$))$|/staging.*)|(?i)trualta.*</text:p>
      <text:p text:style-name="P3">--------------------------------------------------------------------------------------------</text:p>
      <text:p text:style-name="P3"/>
      <text:p text:style-name="P3"/>
      <text:p text:style-name="P3"><text:soft-page-break/></text:p>
      <text:list xml:id="list3890527859" text:style-name="L2">
        <text:list-item>
          <text:p text:style-name="P7"><text:span text:style-name="T3">in focalworks folder we have 2 more folders production (in it we have 5 jobs job1, job2, job12, job13,pipeline) and staging (in it we have 2 jobs job1 and job2) </text:span></text:p>
        </text:list-item>
        <text:list-item>
          <text:p text:style-name="P8"><text:span text:style-name="T2">we also have a folder by name trualta and one more folder folder2(in it we have 2 jobs job1 and job2)</text:span></text:p>
        </text:list-item>
        <text:list-item>
          <text:p text:style-name="P8"><text:span text:style-name="T2">so the below code <text:s/></text:span><text:span text:style-name="T5">breakdown is like</text:span><text:span text:style-name="T2"> </text:span></text:p>
        </text:list-item>
        <text:list-item>
          <text:p text:style-name="P8"><text:span text:style-name="T6">In </text:span><text:span text:style-name="T2">focalworks </text:span><text:span text:style-name="T6">folder we have </text:span><text:span text:style-name="T2"><text:s/>access to job 12, 2, 13 and pipeline </text:span><text:span text:style-name="T6">of production folder </text:span><text:span text:style-name="T2"><text:s/>an</text:span><text:span text:style-name="T6">d</text:span><text:span text:style-name="T2"> all </text:span><text:span text:style-name="T6">job </text:span><text:span text:style-name="T2">access for staging </text:span><text:span text:style-name="T6">folder</text:span><text:span text:style-name="T2">.</text:span></text:p>
        </text:list-item>
        <text:list-item>
          <text:p text:style-name="P8"><text:span text:style-name="T2">All access for trualta </text:span><text:span text:style-name="T7">folder</text:span><text:span text:style-name="T2">.</text:span></text:p>
        </text:list-item>
        <text:list-item>
          <text:p text:style-name="P8"><text:span text:style-name="T2">Access to zap_pipeline job</text:span></text:p>
        </text:list-item>
        <text:list-item>
          <text:p text:style-name="P8"><text:span text:style-name="T2">access to job2 in folder2</text:span></text:p>
        </text:list-item>
      </text:list>
      <text:p text:style-name="P3"><text:s/></text:p>
      <text:p text:style-name="P3"/>
      <text:p text:style-name="P3">(?i)focalworks($|/production(?:$|/job(?:12|2|13)|$|/pipeline(?:/|$))$|/staging.*)|(?i)trualta.*|zap_pipeline1|(?i)folder2(?:$|/job(?:2))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0:22:47.352887834</meta:creation-date>
    <dc:date>2024-06-18T15:21:12.297229766</dc:date>
    <meta:editing-duration>PT15H20M37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2" meta:paragraph-count="29" meta:word-count="199" meta:character-count="2247" meta:non-whitespace-character-count="2075"/>
  </office:meta>
</office:document-meta>
</file>